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5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chier d'entrée : 2340701 bytes</text:p>
          </table:table-cell>
          <table:table-cell table:number-columns-repeated="2"/>
          <table:table-cell office:value-type="string" calcext:value-type="string">
            <text:p>Fichier d'entrée : 403851 bytes</text:p>
          </table:table-cell>
          <table:table-cell table:number-columns-repeated="2"/>
        </table:table-row>
        <table:table-row table:style-name="ro1">
          <table:table-cell office:value-type="float" office:value="105495.984064" calcext:value-type="float">
            <text:p>105495,984064</text:p>
          </table:table-cell>
          <table:table-cell/>
          <table:table-cell office:value-type="float" office:value="242858.811796" calcext:value-type="float">
            <text:p>242858,811796</text:p>
          </table:table-cell>
          <table:table-cell office:value-type="float" office:value="96135.314612" calcext:value-type="float">
            <text:p>96135,314612</text:p>
          </table:table-cell>
          <table:table-cell/>
          <table:table-cell office:value-type="float" office:value="255088.621717" calcext:value-type="float">
            <text:p>255088,621717</text:p>
          </table:table-cell>
        </table:table-row>
        <table:table-row table:style-name="ro1">
          <table:table-cell office:value-type="float" office:value="246026.095902" calcext:value-type="float">
            <text:p>246026,095902</text:p>
          </table:table-cell>
          <table:table-cell/>
          <table:table-cell office:value-type="float" office:value="253477.151857" calcext:value-type="float">
            <text:p>253477,151857</text:p>
          </table:table-cell>
          <table:table-cell office:value-type="float" office:value="103714.610552" calcext:value-type="float">
            <text:p>103714,610552</text:p>
          </table:table-cell>
          <table:table-cell/>
          <table:table-cell office:value-type="float" office:value="265500.915181" calcext:value-type="float">
            <text:p>265500,915181</text:p>
          </table:table-cell>
        </table:table-row>
        <table:table-row table:style-name="ro1">
          <table:table-cell office:value-type="float" office:value="234772.95644" calcext:value-type="float">
            <text:p>234772,95644</text:p>
          </table:table-cell>
          <table:table-cell/>
          <table:table-cell office:value-type="float" office:value="254151.560896" calcext:value-type="float">
            <text:p>254151,560896</text:p>
          </table:table-cell>
          <table:table-cell office:value-type="float" office:value="85966.9148239" calcext:value-type="float">
            <text:p>85966,9148239</text:p>
          </table:table-cell>
          <table:table-cell/>
          <table:table-cell office:value-type="float" office:value="260428.84114" calcext:value-type="float">
            <text:p>260428,84114</text:p>
          </table:table-cell>
        </table:table-row>
        <table:table-row table:style-name="ro1">
          <table:table-cell office:value-type="float" office:value="248368.609723" calcext:value-type="float">
            <text:p>248368,609723</text:p>
          </table:table-cell>
          <table:table-cell/>
          <table:table-cell office:value-type="float" office:value="251143.077133" calcext:value-type="float">
            <text:p>251143,077133</text:p>
          </table:table-cell>
          <table:table-cell office:value-type="float" office:value="100340.315524" calcext:value-type="float">
            <text:p>100340,315524</text:p>
          </table:table-cell>
          <table:table-cell/>
          <table:table-cell office:value-type="float" office:value="261392.491348" calcext:value-type="float">
            <text:p>261392,491348</text:p>
          </table:table-cell>
        </table:table-row>
        <table:table-row table:style-name="ro1">
          <table:table-cell office:value-type="float" office:value="257812.400917" calcext:value-type="float">
            <text:p>257812,400917</text:p>
          </table:table-cell>
          <table:table-cell/>
          <table:table-cell office:value-type="float" office:value="264245.860194" calcext:value-type="float">
            <text:p>264245,860194</text:p>
          </table:table-cell>
          <table:table-cell office:value-type="float" office:value="101855.407629" calcext:value-type="float">
            <text:p>101855,407629</text:p>
          </table:table-cell>
          <table:table-cell/>
          <table:table-cell office:value-type="float" office:value="268392.555038" calcext:value-type="float">
            <text:p>268392,555038</text:p>
          </table:table-cell>
        </table:table-row>
        <table:table-row table:style-name="ro1">
          <table:table-cell office:value-type="float" office:value="254717.2306" calcext:value-type="float">
            <text:p>254717,2306</text:p>
          </table:table-cell>
          <table:table-cell/>
          <table:table-cell office:value-type="float" office:value="256427.247972" calcext:value-type="float">
            <text:p>256427,247972</text:p>
          </table:table-cell>
          <table:table-cell office:value-type="float" office:value="96000.3722816" calcext:value-type="float">
            <text:p>96000,3722816</text:p>
          </table:table-cell>
          <table:table-cell/>
          <table:table-cell office:value-type="float" office:value="255293.625766" calcext:value-type="float">
            <text:p>255293,625766</text:p>
          </table:table-cell>
        </table:table-row>
        <table:table-row table:style-name="ro1">
          <table:table-cell office:value-type="float" office:value="256299.808584" calcext:value-type="float">
            <text:p>256299,808584</text:p>
          </table:table-cell>
          <table:table-cell/>
          <table:table-cell office:value-type="float" office:value="250358.164113" calcext:value-type="float">
            <text:p>250358,164113</text:p>
          </table:table-cell>
          <table:table-cell office:value-type="float" office:value="111344.478517" calcext:value-type="float">
            <text:p>111344,478517</text:p>
          </table:table-cell>
          <table:table-cell/>
          <table:table-cell office:value-type="float" office:value="261509.009455" calcext:value-type="float">
            <text:p>261509,009455</text:p>
          </table:table-cell>
        </table:table-row>
        <table:table-row table:style-name="ro1">
          <table:table-cell office:value-type="float" office:value="260642.523043" calcext:value-type="float">
            <text:p>260642,523043</text:p>
          </table:table-cell>
          <table:table-cell/>
          <table:table-cell office:value-type="float" office:value="240805.50682" calcext:value-type="float">
            <text:p>240805,50682</text:p>
          </table:table-cell>
          <table:table-cell office:value-type="float" office:value="100135.604861" calcext:value-type="float">
            <text:p>100135,604861</text:p>
          </table:table-cell>
          <table:table-cell/>
          <table:table-cell office:value-type="float" office:value="266477.434416" calcext:value-type="float">
            <text:p>266477,434416</text:p>
          </table:table-cell>
        </table:table-row>
        <table:table-row table:style-name="ro1">
          <table:table-cell office:value-type="float" office:value="249435.24982" calcext:value-type="float">
            <text:p>249435,24982</text:p>
          </table:table-cell>
          <table:table-cell/>
          <table:table-cell office:value-type="float" office:value="229386.393512" calcext:value-type="float">
            <text:p>229386,393512</text:p>
          </table:table-cell>
          <table:table-cell office:value-type="float" office:value="88137.6619016" calcext:value-type="float">
            <text:p>88137,6619016</text:p>
          </table:table-cell>
          <table:table-cell/>
          <table:table-cell office:value-type="float" office:value="266901.042175" calcext:value-type="float">
            <text:p>266901,042175</text:p>
          </table:table-cell>
        </table:table-row>
        <table:table-row table:style-name="ro1">
          <table:table-cell office:value-type="float" office:value="255661.103287" calcext:value-type="float">
            <text:p>255661,103287</text:p>
          </table:table-cell>
          <table:table-cell/>
          <table:table-cell office:value-type="float" office:value="244378.560462" calcext:value-type="float">
            <text:p>244378,560462</text:p>
          </table:table-cell>
          <table:table-cell office:value-type="float" office:value="95763.8074219" calcext:value-type="float">
            <text:p>95763,8074219</text:p>
          </table:table-cell>
          <table:table-cell/>
          <table:table-cell office:value-type="float" office:value="242858.811796" calcext:value-type="float">
            <text:p>242858,811796</text:p>
          </table:table-cell>
        </table:table-row>
        <table:table-row table:style-name="ro1">
          <table:table-cell table:formula="of:=AVERAGE([.A2:.A11])" office:value-type="float" office:value="236923.196238" calcext:value-type="float">
            <text:p>236923,196238</text:p>
          </table:table-cell>
          <table:table-cell/>
          <table:table-cell table:formula="of:=AVERAGE([.C2:.C11])" office:value-type="float" office:value="248723.2334755" calcext:value-type="float">
            <text:p>248723,2334755</text:p>
          </table:table-cell>
          <table:table-cell table:formula="of:=AVERAGE([.D2:.D11])" office:value-type="float" office:value="97939.4488124" calcext:value-type="float">
            <text:p>97939,4488124</text:p>
          </table:table-cell>
          <table:table-cell/>
          <table:table-cell table:formula="of:=AVERAGE([.F2:.F11])" office:value-type="float" office:value="260384.3348032" calcext:value-type="float">
            <text:p>260384,3348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1:16:57.348551833</meta:creation-date>
    <dc:date>2016-05-22T13:03:54.538454109</dc:date>
    <meta:editing-duration>PT14M56S</meta:editing-duration>
    <meta:editing-cycles>1</meta:editing-cycles>
    <meta:document-statistic meta:table-count="1" meta:cell-count="46" meta:object-count="0"/>
    <meta:generator>LibreOffice/4.2.8.2$Linux_X86_64 LibreOffice_project/420m0$Build-2</meta:generator>
  </office:meta>
</office:document-meta>
</file>